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24pt" officeooo:rsid="000cdb6a" officeooo:paragraph-rsid="000cdb6a" style:font-size-asian="24pt" style:font-name-complex="Scheherazade" style:font-size-complex="24pt"/>
    </style:style>
    <style:style style:name="P2" style:family="paragraph" style:parent-style-name="Standard">
      <style:paragraph-properties fo:text-align="end" style:justify-single-word="false" style:writing-mode="rl-tb"/>
      <style:text-properties fo:font-size="24pt" officeooo:paragraph-rsid="000cdb6a" style:font-size-asian="24pt" style:font-size-complex="24pt"/>
    </style:style>
    <style:style style:name="P3" style:family="paragraph" style:parent-style-name="Standard">
      <style:paragraph-properties fo:text-align="end" style:justify-single-word="false" style:writing-mode="rl-tb"/>
      <style:text-properties fo:font-size="24pt" fo:font-weight="bold" officeooo:rsid="00122028" officeooo:paragraph-rsid="00122028" style:font-size-asian="24pt" style:font-weight-asian="bold" style:font-name-complex="Scheherazade" style:font-size-complex="24pt" style:font-weight-complex="bold"/>
    </style:style>
    <style:style style:name="P4" style:family="paragraph" style:parent-style-name="Arabic">
      <style:text-properties fo:font-size="24pt" style:font-size-asian="24pt" style:font-size-complex="24pt"/>
    </style:style>
    <style:style style:name="T1" style:family="text">
      <style:text-properties fo:font-size="26pt" officeooo:rsid="000cdb6a" style:font-size-asian="26pt" style:font-name-complex="Scheherazade" style:font-size-complex="26pt"/>
    </style:style>
    <style:style style:name="T2" style:family="text">
      <style:text-properties officeooo:rsid="000cdb6a" style:font-name-complex="Scheherazade"/>
    </style:style>
    <style:style style:name="T3" style:family="text">
      <style:text-properties officeooo:rsid="0010b4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أُلِيمِ!</text:p>
      <text:p text:style-name="P1"/>
      <text:p text:style-name="P1">أُلِيمِ نِ تَامُ * أُكِؤُتٗنْڠٗوَ</text:p>
      <text:p text:style-name="P4">وَ أَامَ نِ سُومُ * يَ كُسٗنْڠٗنْيٗوَ</text:p>
      <text:p text:style-name="P1">أُيُوٖ فَهَامُ * نَ مْوِيسٗ هُؤُوَ</text:p>
      <text:p text:style-name="P1"/>
      <text:p text:style-name="P1">نِ نْيَامَ لَئِينِ * هَئِينَ مْفُوپَ</text:p>
      <text:p text:style-name="P1">نْجٖيمَ كْوَ لَهَانِ * مٗولَ أَمٖتُوپَ</text:p>
      <text:p text:style-name="P1">ت<text:span text:style-name="T3">ه</text:span>أُونُ يَ ثَمَانِ * أُسِؤٗ مْشِيپَ</text:p>
      <text:p text:style-name="P1"/>
      <text:p text:style-name="P1">أُتَتُومَ وٖيمَ * كْوَ وَاكٗ وٖنْدَانِ</text:p>
      <text:p text:style-name="P1">نْدُوڠُ كُكُڠٖيمَ * نَ كُويَ نْيُمْبَانِ</text:p>
      <text:p text:style-name="P1">لَكُكُسُكُومَ * هَلِپَتِكَانِ</text:p>
      <text:p text:style-name="P1"/>
      <text:p text:style-name="P1">كْوَ بَابَ نَ مَامَ * كُوٖيكْوَ پَأَنِ</text:p>
      <text:p text:style-name="P1">أُتَكُوَ مْوٖيمَ * نَ كْوَ مَجِرَانِ</text:p>
      <text:p text:style-name="P1">كُيُوَ كُسٖيمَ * نِ أُسُلُتوَانِ</text:p>
      <text:p text:style-name="P1"/>
      <text:p text:style-name="P1">وَسٗكُفَهَامُ * وَؤُوزٖ نِ نْيَانِ؟</text:p>
      <text:p text:style-name="Standard">وَفَانْيٖ هَمُومُ * وَاجٖ مَسِكَانِ</text:p>
      <text:p text:style-name="P1">نَ وَكُهِشِيمُ * وَاوٖ وَ نْيَؤٗونِ</text:p>
      <text:p text:style-name="P1"/>
      <text:p text:style-name="P1">سوَرِيفُ هِسَانِ * أُوٖكٖيوٖ مْبٖيكٗ</text:p>
      <text:p text:style-name="P1"><text:soft-page-break/>كْوَ نْدٖ نَ نْدَانِ * نَ كْوَ وَ<text:span text:style-name="T3">ا</text:span>ت<text:span text:style-name="T3">ُ</text:span> وَاكٗ</text:p>
      <text:p text:style-name="P1">دَرَاجَ يَ شَانِ * تٗوَ شَاكَ نْدَاكٗ</text:p>
      <text:p text:style-name="P1"/>
      <text:p text:style-name="P1">هُتٗوَ پَنْڠٗونِ * نْيٗوكَ كَاجَ كْوَاكٗ</text:p>
      <text:p text:style-name="P1">كَتٗوكَ وَأَنِ * أَسِيچٖ زِتُوكٗ</text:p>
      <text:p text:style-name="P2"><text:span text:style-name="T2">يَاكٗ أُلِمِينِ * مٖيمَ مَتَامْكٗ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fo:font-size="24pt" officeooo:rsid="000cdb6a" style:font-size-asian="24pt" style:font-name-complex="Scheherazade" style:font-family-complex="Scheherazade" style:font-pitch-complex="variable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rabic" style:family="paragraph" style:parent-style-name="Standard">
      <style:paragraph-properties fo:text-align="end" style:justify-single-word="false" style:writing-mode="rl-tb"/>
      <style:text-properties fo:font-size="26pt" officeooo:rsid="000cdb6a" style:font-size-asian="26pt" style:font-name-complex="Scheherazade" style:font-family-complex="Scheherazade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Donnelly</meta:initial-creator>
    <meta:creation-date>2014-05-11T07:53:58.259811020</meta:creation-date>
    <dc:date>2014-05-11T09:21:41.026298573</dc:date>
    <dc:creator>Kevin Donnelly</dc:creator>
    <meta:editing-duration>PT1H27M13S</meta:editing-duration>
    <meta:editing-cycles>7</meta:editing-cycles>
    <meta:generator>LibreOffice/4.2.3.3$Linux_x86 LibreOffice_project/420m0$Build-3</meta:generator>
    <meta:document-statistic meta:table-count="0" meta:image-count="0" meta:object-count="0" meta:page-count="2" meta:paragraph-count="22" meta:word-count="123" meta:character-count="477" meta:non-whitespace-character-count="376"/>
  </office:meta>
</office:document-meta>
</file>